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8cm"/>
    </style:style>
    <style:style style:name="co2" style:family="table-column">
      <style:table-column-properties fo:break-before="auto" style:column-width="4.216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9.5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33cc66"/>
      <style:text-properties style:text-position=""/>
    </style:style>
    <style:style style:name="ce6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</office:automatic-styles>
  <office:body>
    <office:spreadsheet>
      <table:table table:name="KPI Lis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row table:style-name="ro1">
          <table:table-cell table:style-name="ce1" office:value-type="string" calcext:value-type="string">
            <text:p>Name of the KPI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inimum range</text:p>
          </table:table-cell>
          <table:table-cell table:style-name="ce1" office:value-type="string" calcext:value-type="string">
            <text:p>Maximum range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Réalisée</text:p>
          </table:table-cell>
        </table:table-row>
        <table:table-row table:style-name="ro1">
          <table:table-cell table:style-name="ce2" office:value-type="string" calcext:value-type="string">
            <text:p>Estimated charge / predicted charg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Estimated functionalities / planned functionalities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Estimated time / predicted tim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ce2" office:value-type="string" calcext:value-type="string">
            <text:p>Number of delayed stories in the sprint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 stories</text:p>
          </table:table-cell>
          <table:table-cell table:style-name="ce3" office:value-type="string" calcext:value-type="string">
            <text:p>Ideal : 0. Requires that user specify a rang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ce2" office:value-type="string" calcext:value-type="string">
            <text:p>Number of updated stories in the sprint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 stories</text:p>
          </table:table-cell>
          <table:table-cell table:style-name="ce3" office:value-type="string" calcext:value-type="string">
            <text:p>Ideal : 0. Requires that user specify a range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Percentage of team activity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Ideal is 80 %</text:p>
          </table:table-cell>
          <table:table-cell office:value-type="string" calcext:value-type="string">
            <text:p>non</text:p>
          </table:table-cell>
        </table:table-row>
        <table:table-row table:style-name="ro3">
          <table:table-cell table:style-name="ce2" office:value-type="string" calcext:value-type="string">
            <text:p>Number of bug by criticity(BLOCKE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BLOCKER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bug by criticity(CRITICAL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CRITICAL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bug by criticity(MAJO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AJOR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bug by criticity(MINO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INOR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bug by criticity(INFO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INFO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(opened) functional bugs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INOR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(opened) technical bugs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INFO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bugs by kloc</text:p>
          </table:table-cell>
          <table:table-cell table:style-name="ce2" office:value-type="string" calcext:value-type="string">
            <text:p>BUGTRACKER/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Bug/Klock</text:p>
          </table:table-cell>
          <table:table-cell office:value-type="string" calcext:value-type="string">
            <text:p>Number of bugs (total) for a project divided per the number of klocs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total bugs after Sprint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Requires to provide a date for the end of the sprint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ignored tests / Number of test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test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bugs (opened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Depends of the status in Bugtracker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bugs (status XY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tests / Number of file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 /files</text:p>
          </table:table-cell>
          <table:table-cell office:value-type="string" calcext:value-type="string">
            <text:p>Ratio 1 is ideal</text:p>
          </table:table-cell>
          <table:table-cell/>
        </table:table-row>
        <table:table-row table:style-name="ro2">
          <table:table-cell table:style-name="ce2" office:value-type="string" calcext:value-type="string">
            <text:p>Temps de correction moyen d'un bug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de coverage (lines)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(lines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de coverage (branches)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(branches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maintenancy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evolution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bug fixes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innovation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maintenancy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evolution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bug fixes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innovation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released per week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 / poin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released per 3 days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 / poin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er value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classifiy stories per customer <text:s/>expectation</text:p>
          </table:table-cell>
          <table:table-cell/>
        </table:table-row>
        <table:table-row table:style-name="ro2">
          <table:table-cell table:style-name="ce2" office:value-type="string" calcext:value-type="string">
            <text:p>User value deliver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classifiy stories per customer <text:s/>expectation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functionalities (per status)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<text:s/>provides a status to stories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branches under CI / Total branches</text:p>
          </table:table-cell>
          <table:table-cell table:style-name="ce2" office:value-type="string" calcext:value-type="string">
            <text:p>SCM/BUIL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active branches per project</text:p>
          </table:table-cell>
          <table:table-cell table:style-name="ce2" office:value-type="string" calcext:value-type="string">
            <text:p>SCM/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branches</text:p>
          </table:table-cell>
          <table:table-cell office:value-type="string" calcext:value-type="string">
            <text:p>Ideal 2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contributor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ntributor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vel of industrialization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build from CI Build per month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2">
          <table:table-cell table:style-name="ce2" office:value-type="string" calcext:value-type="string">
            <text:p>Number of build from CI Build per week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2">
          <table:table-cell table:style-name="ce2" office:value-type="string" calcext:value-type="string">
            <text:p>Number of build success from CI Build per month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2">
          <table:table-cell table:style-name="ce2" office:value-type="string" calcext:value-type="string">
            <text:p>Number of build success from CI Build per week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2">
          <table:table-cell table:style-name="ce2" office:value-type="string" calcext:value-type="string">
            <text:p>MTTF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MTBF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MTTR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MTTF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MTBF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MTTR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requirements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requiremen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 tests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unctional tes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quirement coverage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unctional tests success (last value)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succes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iles modified per commit (avg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olume of code modified per commit (avg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vol co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commit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mit message length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 message lengt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eature commit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bug fix commit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commi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misc commit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commi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iles modified in a perio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branches modified in a perio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umber of tests modifie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Number of tes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iles modifie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lobal quality (application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ires plugin in Sona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e spent in evolu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ime spent in maintenancy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ime spent in concep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ime spent in test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ime spent in integra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umber of violations 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olations</text:p>
          </table:table-cell>
          <table:table-cell table:number-columns-repeated="3"/>
        </table:table-row>
        <table:table-row table:style-name="ro3" table:number-rows-repeated="104850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CI Metrics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'KPI List'.A1:'KPI List'.G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0000-00-00T00:00:01.13611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Leroy</meta:initial-creator>
    <meta:creation-date>2014-02-11T22:29:10.439042403</meta:creation-date>
    <meta:editing-cycles>70</meta:editing-cycles>
    <meta:editing-duration>PT21H40M</meta:editing-duration>
    <dc:date>2014-02-19T15:01:36.105597320</dc:date>
    <dc:creator>Sylvain Leroy</dc:creator>
    <meta:generator>LibreOffice/4.1.3.2$Linux_X86_64 LibreOffice_project/410m0$Build-2</meta:generator>
    <dc:title>Komea : Kpi List</dc:title>
    <meta:document-statistic meta:table-count="2" meta:cell-count="408" meta:object-count="0"/>
    <meta:user-defined meta:name="Author">Sylvain Leroy</meta:user-defined>
  </office:meta>
</office:document-meta>
</file>